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results_o11_s11__SVM_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74" calcext:value-type="float">
            <text:p>0.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NET</text:p>
          </table:table-cell>
          <table:table-cell office:value-type="float" office:value="0.56" calcext:value-type="float">
            <text:p>0.56</text:p>
          </table:table-cell>
          <table:table-cell office:value-type="float" office:value="0.76" calcext:value-type="float">
            <text:p>0.76</text:p>
          </table:table-cell>
          <table:table-cell office:value-type="float" office:value="0.64" calcext:value-type="float">
            <text:p>0.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SR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MR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56" calcext:value-type="float">
            <text:p>0.5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Accuracy: 0.56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Kappa: 0.52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Performance for meta-model approach</text:p>
          </table:table-cell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04:54.055571377</dc:date>
    <meta:editing-duration>PT1M51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